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NSimSun" svg:font-family="NSimSun, monospace"/>
    <style:font-face style:name="OpenSymbol" svg:font-family="OpenSymbol"/>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style:font-name="Arial"/>
    </style:style>
    <style:style style:name="P2" style:family="paragraph" style:parent-style-name="Text_20_body" style:list-style-name="L1">
      <style:paragraph-properties fo:line-height="115%"/>
      <style:text-properties style:font-name="Arial"/>
    </style:style>
    <style:style style:name="P3" style:family="paragraph" style:parent-style-name="Text_20_body" style:list-style-name="L2">
      <style:paragraph-properties fo:line-height="115%"/>
      <style:text-properties style:font-name="Arial"/>
    </style:style>
    <style:style style:name="P4" style:family="paragraph" style:parent-style-name="Text_20_body">
      <style:paragraph-properties fo:line-height="115%"/>
    </style:style>
    <style:style style:name="P5" style:family="paragraph" style:parent-style-name="Text_20_body" style:list-style-name="L1">
      <style:paragraph-properties fo:margin-top="0cm" fo:margin-bottom="0cm" fo:line-height="115%"/>
      <style:text-properties style:font-name="Arial"/>
    </style:style>
    <style:style style:name="P6" style:family="paragraph" style:parent-style-name="Text_20_body" style:list-style-name="L2">
      <style:paragraph-properties fo:margin-top="0cm" fo:margin-bottom="0cm" fo:line-height="115%"/>
      <style:text-properties style:font-name="Arial"/>
    </style:style>
    <style:style style:name="P7" style:family="paragraph" style:parent-style-name="Text_20_body" style:list-style-name="L2">
      <style:paragraph-properties fo:margin-top="0cm" fo:margin-bottom="0cm" fo:line-height="115%"/>
      <style:text-properties style:font-name="Arial" fo:font-weight="bold"/>
    </style:style>
    <style:style style:name="P8" style:family="paragraph" style:parent-style-name="Text_20_body" style:list-style-name="L2">
      <style:paragraph-properties fo:margin-top="0cm" fo:margin-bottom="0cm" fo:line-height="115%"/>
    </style:style>
    <style:style style:name="P9" style:family="paragraph" style:parent-style-name="Text_20_body" style:master-page-name="HTML">
      <style:paragraph-properties fo:line-height="115%" style:page-number="auto"/>
      <style:text-properties style:font-name="Arial"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fo:font-style="italic"/>
    </style:style>
    <style:style style:name="T3" style:family="text">
      <style:text-properties fo:color="#000000" fo:font-weight="bold"/>
    </style:style>
    <style:style style:name="T4" style:family="text">
      <style:text-properties fo:font-style="italic"/>
    </style:style>
    <style:style style:name="T5" style:family="text">
      <style:text-properties fo:font-weight="bold"/>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size="10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ffice:annotation><dc:date>2018-11-23T15:08:43.53</dc:date><text:p>HTML: &lt;META NAME="CHANGEDBY" CONTENT="James Ingram"&gt;</text:p></office:annotation>TODO: November 2019</text:p>
      <text:p text:style-name="P1"><text:line-break/>(See TODO below)<text:line-break/><text:line-break/>DONE:</text:p>
      <text:list xml:id="list4368822061708217124" text:style-name="L1">
        <text:list-item>
          <text:p text:style-name="P5">Upgraded all Javascript code to ES6 in directory es6 </text:p>
        </text:list-item>
        <text:list-item>
          <text:p text:style-name="P5">Edit a score of Study 2, to include region definitions. </text:p>
        </text:list-item>
        <text:list-item>
          <text:p text:style-name="P5"><text:span text:style-name="T1">Edit the score.js code to read the region definitions in scores. (Using the edited Study 2 score for testing)</text:span> </text:p>
        </text:list-item>
        <text:list-item>
          <text:p text:style-name="P5">Upgraded Moritz to write such scores. Tombeau1 now defines such regions.</text:p>
        </text:list-item>
        <text:list-item>
          <text:p text:style-name="P5"><text:span text:style-name="T1">Corrected a bug in AP: Page now scroll upwards if, when the cursor moves backwards, it goes off screen.</text:span> </text:p>
        </text:list-item>
        <text:list-item>
          <text:p text:style-name="P5"><text:span text:style-name="T1">Archived the redundant ap and typescript directories.</text:span> </text:p>
        </text:list-item>
        <text:list-item>
          <text:p text:style-name="P5"><text:span text:style-name="T1">Reprogramed Moritz and the AP so that region start and end points are limited to barline msPositions.</text:span> </text:p>
        </text:list-item>
        <text:list-item>
          <text:p text:style-name="P5"><text:span text:style-name="T1">Deleted the </text:span><text:span text:style-name="T2">Study 2 with Regions</text:span><text:span text:style-name="T1"> score. Regions testing is now done in Tombeau 1.</text:span> </text:p>
        </text:list-item>
        <text:list-item>
          <text:p text:style-name="P5"><text:span text:style-name="T1">Moritz now draws special (double)barlines at the beginnings and ends of Regions. Scores now contain class information for these.</text:span> </text:p>
        </text:list-item>
        <text:list-item>
          <text:p text:style-name="P5"><text:span text:style-name="T1">Reprogrammed the AP's setStartMarker  and setEndMarker tools to take account of Regions in the score. If there is more than one Region at the clicked point in the score, a popup appears in which a particular Region must be selected. The StartMarker and EndMarker now display the Region's name next to the disc or square at their tops...</text:span> </text:p>
        </text:list-item>
        <text:list-item>
          <text:p text:style-name="P5"><text:span text:style-name="T1">While performing, the start and end regionInfo strings that correspond to the currently performing region are highlighted (displayed as bold red text).</text:span> </text:p>
        </text:list-item>
        <text:list-item>
          <text:p text:style-name="P5"><text:span text:style-name="T1">Debugged Keyboard1. (MidiObjects now have a systemIndex attribute, but only for Keyboard1).</text:span> </text:p>
        </text:list-item>
        <text:list-item>
          <text:p text:style-name="P5"><text:span text:style-name="T1">The endMarker now has a disc, not a square at the top.</text:span> </text:p>
        </text:list-item>
        <text:list-item>
          <text:p text:style-name="P5"><text:span text:style-name="T1">The conductor option has been completely reprogrammed in terms of the Cursor class, and the RunningMarker class has been removed. The startMarker and endMarker contnue to work predictably, also for the Conductor.</text:span> </text:p>
        </text:list-item>
        <text:list-item>
          <text:p text:style-name="P5">Regions are now working correctly. I currently  see no need for further programming there.</text:p>
        </text:list-item>
        <text:list-item>
          <text:p text:style-name="P5"><text:span text:style-name="T1">[18.11. 2018] The conductor now has two modes (which can be toggled using a mouse-click while conducting):</text:span> </text:p>
          <text:list>
            <text:list-item>
              <text:p text:style-name="P5"><text:span text:style-name="T5">conductCreep</text:span>: in which the increase in conductor.now() (i.e. deltaTime) is directly proportional to the distance travelled by the mouse. The mouse drags the cursor. </text:p>
            </text:list-item>
            <text:list-item>
              <text:p text:style-name="P5"><text:span text:style-name="T3">conductTime</text:span><text:span text:style-name="T1">: in which conductor.now() is a function of performance.now() and the horizontal position of the mouse. The mouse acts like the global speed slider: when the mouse is on the left, the performance is slower than when it is on the right.</text:span> </text:p>
              <text:list>
                <text:list-item>
                  <text:p text:style-name="P5"><text:soft-page-break/>There is a basic speed set by the AssistanPerformer's speed slider.</text:p>
                </text:list-item>
                <text:list-item>
                  <text:p text:style-name="P5">Performance.now() is used to calculate time-deltas between calls to the conductor's event handler. </text:p>
                </text:list-item>
                <text:list-item>
                  <text:p text:style-name="P5">The conductor.now() value (the running total time) is incremented by a simple function of time-delta and e.clientX. Note: </text:p>
                </text:list-item>
                <text:list-item>
                  <text:p text:style-name="P5">The performance.now and basic speed values are like the momentum of an orchestra's tempo, that can be changed (within limits) by the conductor. </text:p>
                </text:list-item>
                <text:list-item>
                  <text:p text:style-name="P5">The value of conductor.now() is subjective time, unrelated to the absolute value of performance.now(). It depends on the conductor's will, visual feedback from the score and aural feedback from the performance. Are the values of conductor.now() computable numbers (in the strict Turing sense)? :-)) </text:p>
                </text:list-item>
              </text:list>
            </text:list-item>
          </text:list>
        </text:list-item>
        <text:list-item>
          <text:p text:style-name="P2">[20.11.2018]: ES6 Promises are now used to load soundFonts. Currently, the AP only loads one soundFont (the Grand Piano), but this may change -- in which case (concurrent) promises are a much better solution than the previous (recursive, sequential) solution.</text:p>
        </text:list-item>
      </text:list>
      <text:p text:style-name="P1"><text:line-break/><text:line-break/>TODO:</text:p>
      <text:list xml:id="list3669299428333443498" text:style-name="L2">
        <text:list-item>
          <text:p text:style-name="P6">[22.11.2018] Complete the implementation of the <text:span text:style-name="T5">Mouse</text:span> <text:span text:style-name="T5">conductAcceleration</text:span> mode by writing the conductor.conductAcceleration() function (see description below).</text:p>
        </text:list-item>
        <text:list-item>
          <text:p text:style-name="P8"><text:span text:style-name="T6">Rename the existing </text:span><text:span text:style-name="T7">Keyboard1</text:span> <text:span text:style-name="T6">--&gt; </text:span><text:span text:style-name="T7">Keyboard0,</text:span> <text:span text:style-name="T6">and unify the performanceModes defined in Controls.js: Rename conductingModes --&gt; performanceMode, and add "machine" and "keyboard0" modes, then replace all the isAssistedPerformance conditionals (or similar) using performanceModes. Probably the conducting modes should be renamed "conductTimer", "conductCreep" and "conductAcceleration", and internally the performanceModes should be like real enums, i.e:<text:line-break/></text:span><text:span text:style-name="Teletype">  </text:span><text:span text:style-name="Teletype"><text:span text:style-name="T8">{machine:0, keyboard0:1, conductTimer:2, conductCreep:3, conductAcceleration:4}</text:span></text:span>  </text:p>
        </text:list-item>
        <text:list-item>
          <text:p text:style-name="P6"><text:span text:style-name="T5">Known Bug</text:span>: The Study 2 soundFont does not load correctly. This may be a bug in the file or in the parser. Its not currently important, since I'm not using it, but it would be nice to be able to play Study 2 on the residentSf2Synth. However, I'm not sure if it supports all the necessary CCs! -- Check!. </text:p>
        </text:list-item>
        <text:list-item>
          <text:p text:style-name="P6">Realize the <text:span text:style-name="T5">Mouse</text:span> <text:span text:style-name="T5">conductAcceleration</text:span> mode in which the changes of conductor.now() speed (=acceleration) would be proportional to the speed of the mouse. In other words: If the mouse position does not change, neither does the speed of conductor.now(). If the mouse position changes, conductor.now()'s speed factor (re performance.now()) changes in proportion to the mouse's speed. So a swift jerk of the mouse increases the conductor's speed dramatically, while slower mouse movements would slow the conductor down... Insisting that the left mouse key is depressed might help there. </text:p>
          <text:list>
            <text:list-item>
              <text:p text:style-name="P6">design the new cursor (A turned 90º) -- done</text:p>
            </text:list-item>
            <text:list-item>
              <text:p text:style-name="P6"><text:soft-page-break/>write the new code (parallel to the other modes in Conductor.js) </text:p>
            </text:list-item>
          </text:list>
        </text:list-item>
        <text:list-item>
          <text:p text:style-name="P6">Consider limiting the <text:span text:style-name="T5">Mouse</text:span> to the originally selected mode, rather than using a click to change modes. Maybe leave this decision until after realizing either <text:span text:style-name="T5">Keyboard</text:span> or <text:span text:style-name="T5">QUERTY</text:span> conducting. </text:p>
        </text:list-item>
        <text:list-item>
          <text:p text:style-name="P6">21.11.2018: I think the conducting modes can be associated with specific input device modes.<text:line-break/>For example:</text:p>
          <text:list>
            <text:list-item>
              <text:p text:style-name="P6"><text:span text:style-name="T5">NoConductingDevice </text:span>would use <text:span text:style-name="T5">machine</text:span> (see below)</text:p>
            </text:list-item>
            <text:list-item>
              <text:p text:style-name="P6"><text:span text:style-name="T5">Mouse1</text:span> would use <text:span text:style-name="T5">conductCreep.</text:span> </text:p>
            </text:list-item>
            <text:list-item>
              <text:p text:style-name="P6"><text:span text:style-name="T5">Mouse2</text:span> would use <text:span text:style-name="T5">conductTime.</text:span> </text:p>
            </text:list-item>
            <text:list-item>
              <text:p text:style-name="P6"><text:span text:style-name="T5">Mouse3</text:span> would use <text:span text:style-name="T5">conductAcceleration</text:span> </text:p>
            </text:list-item>
            <text:list-item>
              <text:p text:style-name="P6"><text:span text:style-name="T5">Keyboard1</text:span> would use <text:span text:style-name="T5">conductCreep.</text:span> </text:p>
            </text:list-item>
            <text:list-item>
              <text:p text:style-name="P6"><text:span text:style-name="T5">Keyboard2</text:span> would use <text:span text:style-name="T5">conductTime.</text:span> </text:p>
            </text:list-item>
            <text:list-item>
              <text:p text:style-name="P6"><text:span text:style-name="T5">Keyboard3</text:span> would use <text:span text:style-name="T5">conductAcceleration</text:span> </text:p>
            </text:list-item>
            <text:list-item>
              <text:p text:style-name="P6"><text:span text:style-name="T5">QUERTY1</text:span> would use <text:span text:style-name="T5">conductCreep.</text:span> </text:p>
            </text:list-item>
            <text:list-item>
              <text:p text:style-name="P6"><text:span text:style-name="T5">QUERTY2</text:span> would use <text:span text:style-name="T5">conductTime.</text:span> </text:p>
            </text:list-item>
            <text:list-item>
              <text:p text:style-name="P6"><text:span text:style-name="T5">QUERTY3</text:span> would use <text:span text:style-name="T5">conductAcceleration</text:span> </text:p>
            </text:list-item>
          </text:list>
          <text:p text:style-name="P6">Conducting modes: </text:p>
          <text:list text:continue-numbering="true">
            <text:list-item>
              <text:p text:style-name="P6">The AP's <text:span text:style-name="T5">"startConducting" button</text:span> (at the top of page 2) should really be a <text:span text:style-name="T5">"conductingMode"</text:span> toggle that cycles through the available conducting modes.<text:line-break/>The input device, selected on page 1, would then be simply one of the following:</text:p>
              <text:list>
                <text:list-item>
                  <text:p text:style-name="P7">NoConductingDevice </text:p>
                </text:list-item>
                <text:list-item>
                  <text:p text:style-name="P6"><text:span text:style-name="T5">Mouse</text:span> </text:p>
                </text:list-item>
                <text:list-item>
                  <text:p text:style-name="P7">Keyboard (= E-MU)</text:p>
                </text:list-item>
                <text:list-item>
                  <text:p text:style-name="P7">QUERTY</text:p>
                </text:list-item>
              </text:list>
              <text:p text:style-name="P6">The behaviour of the "Go" and "Stop" buttons would depend on the state of the <text:span text:style-name="T5">"conductingMode" button</text:span> (which should, I think, be moved to the left of the setMarker buttons). </text:p>
            </text:list-item>
            <text:list-item>
              <text:p text:style-name="P6">The states (appearance) of the "conductingMode" toggle would be (maybe in a different order):</text:p>
              <text:list>
                <text:list-item>
                  <text:p text:style-name="P8"> <text:span text:style-name="T7">"machine" </text:span><text:span text:style-name="T6">-- (no conductor) a vertical grey line (like the standard cursor) </text:span></text:p>
                </text:list-item>
                <text:list-item>
                  <text:p text:style-name="P8"><text:span text:style-name="T6">"</text:span><text:span text:style-name="T7">conductTime</text:span><text:span text:style-name="T6">" -- a blue </text:span><text:span text:style-name="Teletype"><text:span text:style-name="T6">I</text:span></text:span><text:span text:style-name="T6">-cursor (like the current conductTime cursor) </text:span></text:p>
                </text:list-item>
                <text:list-item>
                  <text:p text:style-name="P6">"<text:span text:style-name="T5">conductCreep</text:span>" -- a blue right-arrow with vertical line (like the current conductCreep cursor) </text:p>
                </text:list-item>
                <text:list-item>
                  <text:p text:style-name="P6">"<text:span text:style-name="T5">conductAcceleration</text:span> " -- a blue "A" (rotated -90º so that it looks like an arrow) next to the vertical line (the "A" would replace the creep mode's arrow) </text:p>
                </text:list-item>
              </text:list>
            </text:list-item>
            <text:list-item>
              <text:p text:style-name="P6">I think it should be possible to select these modes dynamically during a performance with either <text:span text:style-name="T5">Keyboard</text:span> or <text:span text:style-name="T5">QUERTY</text:span>, but that <text:span text:style-name="T5">Mouse</text:span> might be limited to the originally selected mode. (This question needs revisiting once <text:span text:style-name="T5">conductAcceleration</text:span> with the <text:span text:style-name="T5">Mouse </text:span>is working, and I know how <text:soft-page-break/>mouseClicks are working in that case -- see above) Maybe the <text:span text:style-name="T5">Mouse</text:span> only conducts at all with the left button depressed. Changes of conducting mode could be done with special keys on either <text:span text:style-name="T5">Keyboard </text:span>or <text:span text:style-name="T5">QUERTY</text:span>. Such changes would be reflected dynamically in the appearance of the "conductingMode" toggle.</text:p>
            </text:list-item>
            <text:list-item>
              <text:p text:style-name="P6">possibly re-name <text:span text:style-name="T3">conductTime</text:span><text:span text:style-name="T1"> --&gt; </text:span><text:span text:style-name="T3">conductSpeed</text:span><text:span text:style-name="T1">, so that Creep-&gt;Speed-&gt;Acceleration form a logical sequence (of time-differentials).</text:span></text:p>
            </text:list-item>
          </text:list>
        </text:list-item>
        <text:list-item>
          <text:p text:style-name="P6"><text:span text:style-name="T5">Keyboard </text:span>and <text:span text:style-name="T5">QUERTY</text:span> controllers.<text:line-break/><text:span text:style-name="T5">Keyboard1</text:span>, <text:span text:style-name="T5">Keyboard2 </text:span>etc use the physical controls on my E-MU keyboard (including the keys, wheels and 16 midi control knobs) to control the conductor. The keys on the keyboard could be used either as switches (toggles) or as a bank of keys controlling e.g. speed (low=slow, high=fast).<text:line-break/>The new <text:span text:style-name="T5">Keyboard</text:span> types will be much simpler than the existing <text:span text:style-name="T5">Keyboard0</text:span>, since they will be designed for single threaded performance and use neither InputChords nor InputStaves. They can therefore be used on all existing scores.<text:line-break/>Each new <text:span text:style-name="T5">Keyboard</text:span> type uses the physical E-MU controls to send different events to the conductor.<text:line-break/>(Probably, the conductor handles a special type of event, that can be constructed either from a mouse-event, a <text:span text:style-name="T5">Keyboard</text:span> (MIDI) event or a <text:span text:style-name="T5">QUERTY</text:span> event.) Each <text:span text:style-name="T5">Mouse</text:span>, <text:span text:style-name="T5">Keyboard</text:span> or <text:span text:style-name="T5">QUERTY</text:span> type probably sends events to a <text:span text:style-name="T4">specific</text:span> conducting mode ("<text:span text:style-name="T5">conductTime</text:span>", "<text:span text:style-name="T5">conductCreep</text:span>", "<text:span text:style-name="T5">conductAcceleration</text:span>") -- see above. </text:p>
        </text:list-item>
        <text:list-item>
          <text:p text:style-name="P6">Service the es6 source files: </text:p>
          <text:list>
            <text:list-item>
              <text:p text:style-name="P6">Add a header comment and copyright to all es6 files </text:p>
            </text:list-item>
            <text:list-item>
              <text:p text:style-name="P6">Add standard comments and type checking to all constructors (use instanceof). </text:p>
            </text:list-item>
            <text:list-item>
              <text:p text:style-name="P6">See if any _ (=private) class members in es6 can be moved into the containing module. </text:p>
            </text:list-item>
            <text:list-item>
              <text:p text:style-name="P6">Are there any class attributes that could be made immutable or const? </text:p>
            </text:list-item>
          </text:list>
        </text:list-item>
        <text:list-item>
          <text:p text:style-name="P3">Update the public Assistant Performer and scores with Assistant Performer Test Site code and scores.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NSimSun" svg:font-family="NSimSun, monospace"/>
    <style:font-face style:name="OpenSymbol" svg:font-family="OpenSymbol"/>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text-properties fo:color="#00000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DO Nov 2018</dc:title>
    <dc:creator>James Ingram</dc:creator>
    <dc:date>2018-11-23T15:09:46.73</dc:date>
    <meta:document-statistic meta:table-count="0" meta:image-count="0" meta:object-count="0" meta:page-count="4" meta:paragraph-count="66" meta:word-count="1389" meta:character-count="8746"/>
    <meta:generator>OpenOffice/4.0.1$Win32 OpenOffice.org_project/401m5$Build-9714</meta:generator>
  </office:meta>
</office:document-meta>
</file>